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_20_right">
      <style:paragraph-properties fo:text-align="end" style:justify-single-word="false"/>
      <style:text-properties fo:language="en" fo:country="US"/>
    </style:style>
    <style:style style:name="P2" style:family="paragraph" style:parent-style-name="Standard">
      <style:paragraph-properties fo:text-align="justify" style:justify-single-word="false"/>
      <style:text-properties style:font-name="Arial1" fo:language="en" fo:country="US" officeooo:rsid="000d6025" officeooo:paragraph-rsid="000d6025"/>
    </style:style>
    <style:style style:name="P3" style:family="paragraph" style:parent-style-name="Standard">
      <style:paragraph-properties fo:text-align="justify" style:justify-single-word="false"/>
      <style:text-properties style:font-name="Arial1" fo:language="en" fo:country="US" officeooo:rsid="0005ac05" officeooo:paragraph-rsid="00051b77"/>
    </style:style>
    <style:style style:name="P4" style:family="paragraph" style:parent-style-name="Standard">
      <style:paragraph-properties fo:text-align="justify" style:justify-single-word="false"/>
      <style:text-properties style:font-name="Arial1" fo:language="en" fo:country="US" officeooo:rsid="0005ac05" officeooo:paragraph-rsid="0005ac05"/>
    </style:style>
    <style:style style:name="P5" style:family="paragraph" style:parent-style-name="Standard">
      <style:paragraph-properties fo:text-align="justify" style:justify-single-word="false"/>
      <style:text-properties fo:language="en" fo:country="US" officeooo:rsid="0005ac05" officeooo:paragraph-rsid="0005ac05"/>
    </style:style>
    <style:style style:name="P6" style:family="paragraph" style:parent-style-name="Standard">
      <style:paragraph-properties fo:text-align="justify" style:justify-single-word="false"/>
      <style:text-properties fo:language="en" fo:country="US" officeooo:rsid="0005ac05" officeooo:paragraph-rsid="0011607e"/>
    </style:style>
    <style:style style:name="P7" style:family="paragraph" style:parent-style-name="Standard">
      <style:paragraph-properties fo:text-align="justify" style:justify-single-word="false"/>
      <style:text-properties fo:language="en" fo:country="US" officeooo:rsid="00051b77" officeooo:paragraph-rsid="00051b77"/>
    </style:style>
    <style:style style:name="P8" style:family="paragraph" style:parent-style-name="Standard">
      <style:paragraph-properties fo:text-align="justify" style:justify-single-word="false"/>
      <style:text-properties fo:language="en" fo:country="US" officeooo:rsid="000769a6" officeooo:paragraph-rsid="000769a6"/>
    </style:style>
    <style:style style:name="P9" style:family="paragraph" style:parent-style-name="Standard">
      <style:paragraph-properties fo:text-align="justify" style:justify-single-word="false"/>
      <style:text-properties fo:language="en" fo:country="US" officeooo:rsid="000ae219" officeooo:paragraph-rsid="000ae219"/>
    </style:style>
    <style:style style:name="P10" style:family="paragraph" style:parent-style-name="Standard">
      <style:paragraph-properties fo:text-align="justify" style:justify-single-word="false"/>
      <style:text-properties fo:language="en" fo:country="US" officeooo:rsid="00125529" officeooo:paragraph-rsid="00125529"/>
    </style:style>
    <style:style style:name="P11" style:family="paragraph" style:parent-style-name="Standard">
      <style:paragraph-properties fo:text-align="justify" style:justify-single-word="false"/>
      <style:text-properties fo:language="en" fo:country="US" officeooo:rsid="0016cd57" officeooo:paragraph-rsid="0016cd57"/>
    </style:style>
    <style:style style:name="P12" style:family="paragraph" style:parent-style-name="Heading_20_1">
      <style:paragraph-properties fo:text-align="justify" style:justify-single-word="false"/>
      <style:text-properties fo:language="en" fo:country="US"/>
    </style:style>
    <style:style style:name="P13" style:family="paragraph" style:parent-style-name="Text_20_body">
      <style:paragraph-properties fo:text-align="justify" style:justify-single-word="false"/>
    </style:style>
    <style:style style:name="P14" style:family="paragraph" style:parent-style-name="Standard">
      <style:paragraph-properties fo:text-align="justify" style:justify-single-word="false"/>
      <style:text-properties style:font-name="Arial1" fo:language="en" fo:country="US" officeooo:rsid="000f0e4a" officeooo:paragraph-rsid="000f0e4a"/>
    </style:style>
    <style:style style:name="P15" style:family="paragraph" style:parent-style-name="Standard">
      <style:paragraph-properties fo:text-align="justify" style:justify-single-word="false"/>
      <style:text-properties style:font-name="Arial1" fo:language="en" fo:country="US" officeooo:rsid="0010caa5" officeooo:paragraph-rsid="0010caa5"/>
    </style:style>
    <style:style style:name="P16" style:family="paragraph" style:parent-style-name="Standard">
      <style:paragraph-properties fo:text-align="justify" style:justify-single-word="false"/>
      <style:text-properties fo:language="en" fo:country="US" officeooo:rsid="0017a092" officeooo:paragraph-rsid="0017a092"/>
    </style:style>
    <style:style style:name="P17" style:family="paragraph" style:parent-style-name="Standard">
      <style:paragraph-properties fo:text-align="justify" style:justify-single-word="false"/>
      <style:text-properties fo:language="en" fo:country="US" officeooo:rsid="0005ac05" officeooo:paragraph-rsid="0005ac05"/>
    </style:style>
    <style:style style:name="T1" style:family="text">
      <style:text-properties style:font-name="Arial1"/>
    </style:style>
    <style:style style:name="T2" style:family="text">
      <style:text-properties style:font-name="Arial1" officeooo:rsid="0010caa5"/>
    </style:style>
    <style:style style:name="T3" style:family="text">
      <style:text-properties style:font-name="Arial1" officeooo:rsid="0011607e"/>
    </style:style>
    <style:style style:name="T4" style:family="text">
      <style:text-properties officeooo:rsid="000f0e4a"/>
    </style:style>
    <style:style style:name="T5" style:family="text">
      <style:text-properties officeooo:rsid="0016cd57"/>
    </style:style>
    <style:style style:name="T6" style:family="text">
      <style:text-properties officeooo:rsid="0017025f"/>
    </style:style>
    <style:style style:name="T7" style:family="text">
      <style:text-properties officeooo:rsid="0017a092"/>
    </style:style>
    <style:style style:name="T8" style:family="text">
      <style:text-properties fo:language="en" fo:country="US"/>
    </style:style>
    <style:style style:name="T9" style:family="text">
      <style:text-properties fo:language="en" fo:country="US" officeooo:rsid="001c9e6c"/>
    </style:style>
    <style:style style:name="T10" style:family="text">
      <style:text-properties officeooo:rsid="001baca9"/>
    </style:style>
    <style:style style:name="T11" style:family="text">
      <style:text-properties officeooo:rsid="001da2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 text:c="3"/>Coller page toute fait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2" text:outline-level="1"><text:soft-page-break/>Acknowledgements</text:h>
      <text:p text:style-name="P7"/>
      <text:p text:style-name="P2">First of all, we wish to thank <text:span text:style-name="T4">all the people</text:span> <text:span text:style-name="T4">who</text:span> <text:span text:style-name="T4">allowed</text:span> us <text:span text:style-name="T4">to do this internship far from Lille and to live this unforgettable experience.</text:span></text:p>
      <text:p text:style-name="P3"/>
      <text:p text:style-name="P14">We greatly thank <text:span text:style-name="T6">Mr</text:span> Kazilionis for his advices and for giving us this interesting subject which enable us to discover new tools and learn many knowledge, we would give a special acknowledgement to Mr Stonys and Alytaus Kolegija for their welcoming and kindness.</text:p>
      <text:p text:style-name="P4"/>
      <text:p text:style-name="P15">Also we thank Ms Radlinskaitė for making us discover some Lithuanian culture through trips she organized, we really have many good times during those days.</text:p>
      <text:p text:style-name="P4"/>
      <text:p text:style-name="P6"><text:span text:style-name="T2">Finally, thanks to </text:span><text:span text:style-name="T3">our mentor </text:span><text:span text:style-name="T1">Viktori</text:span><text:span text:style-name="T2">j</text:span><text:span text:style-name="T1">a </text:span><text:span text:style-name="T3">who helped us when we arrived, and to all residents of Alytaus Hostel, thank you for all the discoveries and their precious help all along our internship.</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2" text:outline-level="1"><text:soft-page-break/>Abstract</text:h>
      <text:p text:style-name="P13"><text:span text:style-name="T8"/></text:p>
      <text:p text:style-name="P10">When we chose to go for this 3-months Erasmus internship, we wanted to live a rewarding experience while acquiring new knowledge in the IT's field and increasing our english skills. <text:span text:style-name="T5">Now that these three months have passed we believe we have achieved what we wanted.</text:span></text:p>
      <text:p text:style-name="P5"/>
      <text:p text:style-name="P11">During th<text:span text:style-name="T7">ese months</text:span>, we have completed a project that was given to us by Tomas Kazilionis, the creator of Public Secret Lt which is a company specialized on web development.</text:p>
      <text:p text:style-name="P5"/>
      <text:p text:style-name="P11">Our project is called “E-Testing System” <text:span text:style-name="T7">and it consists to create a dynamic website that helps make life easier for teachers, indeed by using our E-Testing System, teachers and everyone can create tests easily and send it to persons of their choice to see their answers immediately.</text:span></text:p>
      <text:p text:style-name="P5"/>
      <text:p text:style-name="P16">Create this project step by step enabled us to learn by ourselves because it requires tools that we had never studied, that made us enthusiastic <text:span text:style-name="T10">and motivated.</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soft-page-break/>Index</text:h>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soft-page-break/>Introduction</text:h>
      <text:p text:style-name="Text_20_body"/>
      <text:p text:style-name="Standard">The DUT in computer science is a two-year diploma <text:span text:style-name="T11">that form future developers, after obtaining it, they have the choice to continue their studies or seek an employment in a company.</text:span> <text:span text:style-name="T9">This internship at Alytaus Kolegija is the end point of our two last years of studies and we know that we were lucky to to have lived such an experience. Through this we tested our working capacity, our autonomy and allowed us to improve it.</text:span></text:p>
      <text:p text:style-name="P5"/>
      <text:p text:style-name="P5">This report consist in three parts. Firstly we will describe the work place and the two projects. Then we will explain how we build our projects and how they both work. Finally, we will do a review of this internship and see what this two projects brought u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h text:style-name="P12" text:outline-level="1">Context of our internship</text:h>
      <text:p text:style-name="P8"/>
      <text:p text:style-name="P8">Erasmus</text:p>
      <text:p text:style-name="P8"/>
      <text:p text:style-name="P8"/>
      <text:p text:style-name="P8"/>
      <text:p text:style-name="P8"/>
      <text:p text:style-name="P8"/>
      <text:p text:style-name="P8"/>
      <text:p text:style-name="P8"/>
      <text:p text:style-name="P8"/>
      <text:p text:style-name="P8"/>
      <text:p text:style-name="P8"/>
      <text:p text:style-name="P8"/>
      <text:p text:style-name="P8">Lituanie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Alytu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Alytus Kolegij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h text:style-name="P12" text:outline-level="1">E testing project</text:h>
      <text:p text:style-name="P8"/>
      <text:p text:style-name="P8">Develepement web</text:p>
      <text:p text:style-name="P8"/>
      <text:p text:style-name="P8">PHP</text:p>
      <text:p text:style-name="P8">JAVASCRIPT</text:p>
      <text:p text:style-name="P8">HTML</text:p>
      <text:p text:style-name="P8">CS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9">Tools</text:p>
      <text:p text:style-name="P9"/>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master-page-name="">
      <style:graphic-properties draw:fill-image-width="0cm" draw:fill-image-height="0cm"/>
      <style:paragraph-properties fo:text-align="end" style:justify-single-word="false" style:page-number="auto" style:shadow="none" text:number-lines="true" text:line-number="0">
        <style:tab-stops>
          <style:tab-stop style:position="8.5cm" style:type="center"/>
          <style:tab-stop style:position="17cm" style:type="right"/>
        </style:tab-stops>
      </style:paragraph-properties>
      <style:text-properties fo:font-size="16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_20_right">
      <style:paragraph-properties fo:text-align="end"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20:58:57.206464000</meta:creation-date>
    <dc:date>2015-06-06T06:18:10.402587000</dc:date>
    <meta:editing-duration>PT3H48M24S</meta:editing-duration>
    <meta:editing-cycles>16</meta:editing-cycles>
    <meta:generator>LibreOffice/4.4.1.2$MacOSX_X86_64 LibreOffice_project/45e2de17089c24a1fa810c8f975a7171ba4cd432</meta:generator>
    <meta:document-statistic meta:table-count="0" meta:image-count="0" meta:object-count="0" meta:page-count="9" meta:paragraph-count="28" meta:word-count="428" meta:character-count="2500" meta:non-whitespace-character-count="2096"/>
  </office:meta>
</office:document-meta>
</file>